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bold" style:font-name-asian="Arial1" style:font-weight-asian="bold" style:font-name-complex="Arial1"/>
    </style:style>
    <style:style style:name="P2" style:family="paragraph" style:parent-style-name="Standard">
      <style:paragraph-properties fo:text-align="justify" style:justify-single-word="false"/>
      <style:text-properties style:font-name="Arial" style:font-name-asian="Arial1" style:font-name-complex="Arial1"/>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loext:graphic-properties draw:fill="solid" draw:fill-color="#ffffff"/>
      <style:paragraph-properties fo:text-align="justify" style:justify-single-word="false" fo:background-color="#ffffff"/>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line-height="100%"/>
      <style:text-properties style:font-name="Arial" style:font-name-asian="Arial1" style:font-name-complex="Arial1"/>
    </style:style>
    <style:style style:name="P9" style:family="paragraph" style:parent-style-name="Standard">
      <style:paragraph-properties fo:margin-top="0in" fo:margin-bottom="0in" loext:contextual-spacing="false" fo:line-height="100%" fo:text-align="justify" style:justify-single-word="false"/>
      <style:text-properties style:font-name="Arial" style:font-name-asian="Arial1" style:font-name-complex="Arial1"/>
    </style:style>
    <style:style style:name="P10" style:family="paragraph" style:parent-style-name="Standard">
      <style:paragraph-properties fo:margin-top="0in" fo:margin-bottom="0in" loext:contextual-spacing="false" fo:line-height="100%" fo:text-align="justify" style:justify-single-word="false"/>
      <style:text-properties style:font-name="Arial" style:font-name-asian="Arial1" style:font-name-complex="Arial1" fo:background-color="#ffffff"/>
    </style:style>
    <style:style style:name="P11" style:family="paragraph" style:parent-style-name="Standard">
      <style:paragraph-properties fo:margin-top="0in" fo:margin-bottom="0in" loext:contextual-spacing="false" fo:line-height="100%"/>
      <style:text-properties style:font-name="Arial" fo:font-weight="bold" style:font-name-asian="Arial1" style:font-weight-asian="bold" style:font-name-complex="Arial1"/>
    </style:style>
    <style:style style:name="P12" style:family="paragraph" style:parent-style-name="Standard">
      <style:paragraph-properties fo:margin-top="0in" fo:margin-bottom="0in" loext:contextual-spacing="false" fo:line-height="100%" fo:text-align="justify" style:justify-single-word="false"/>
      <style:text-properties style:font-name="Arial" fo:font-weight="bold" style:font-name-asian="Arial1" style:font-weight-asian="bold" style:font-name-complex="Arial1"/>
    </style:style>
    <style:style style:name="P13" style:family="paragraph" style:parent-style-name="Standard">
      <style:paragraph-properties fo:margin-top="0in" fo:margin-bottom="0in" loext:contextual-spacing="false" fo:line-height="100%" fo:text-align="justify" style:justify-single-word="false"/>
      <style:text-properties style:font-name="Arial" fo:font-size="10pt" style:font-name-asian="Arial1" style:font-size-asian="10pt" style:font-name-complex="Arial1" style:font-size-complex="10pt"/>
    </style:style>
    <style:style style:name="P14" style:family="paragraph" style:parent-style-name="Standard">
      <style:paragraph-properties fo:margin-top="0in" fo:margin-bottom="0in" loext:contextual-spacing="false" fo:line-height="100%"/>
      <style:text-properties style:font-name="Arial" fo:font-size="10pt" fo:font-weight="bold" style:font-name-asian="Arial1" style:font-size-asian="10pt" style:font-weight-asian="bold" style:font-name-complex="Arial1" style:font-size-complex="10pt"/>
    </style:style>
    <style:style style:name="P15" style:family="paragraph" style:parent-style-name="Standard">
      <style:paragraph-properties fo:margin-top="0in" fo:margin-bottom="0in" loext:contextual-spacing="false" fo:line-height="100%" fo:text-align="justify" style:justify-single-word="false"/>
      <style:text-properties style:font-name="Arial" fo:font-size="10pt" fo:font-weight="bold" style:font-name-asian="Arial1" style:font-size-asian="10pt" style:font-weight-asian="bold" style:font-name-complex="Arial1" style:font-size-complex="10pt"/>
    </style:style>
    <style:style style:name="P16" style:family="paragraph" style:parent-style-name="Standard">
      <style:paragraph-properties fo:margin-left="0in" fo:margin-right="0in" fo:text-indent="0in" style:auto-text-indent="false"/>
    </style:style>
    <style:style style:name="P17" style:family="paragraph" style:parent-style-name="Standard" style:master-page-name="Standard">
      <style:paragraph-properties fo:text-align="justify" style:justify-single-word="false" style:page-number="1"/>
      <style:text-properties style:font-name="Arial" fo:font-weight="bold" style:font-name-asian="Arial1" style:font-weight-asian="bold" style:font-name-complex="Arial1"/>
    </style:style>
    <style:style style:name="T1" style:family="text">
      <style:text-properties style:font-name="Arial" fo:font-weight="bold" style:font-name-asian="Arial1" style:font-weight-asian="bold" style:font-name-complex="Arial1"/>
    </style:style>
    <style:style style:name="T2" style:family="text">
      <style:text-properties style:font-name="Arial" fo:font-weight="bold" style:font-name-asian="Arial1" style:font-weight-asian="bold" style:font-name-complex="Arial1" fo:background-color="#ffffff"/>
    </style:style>
    <style:style style:name="T3" style:family="text">
      <style:text-properties style:font-name="Arial" style:font-name-asian="Arial1" style:font-name-complex="Arial1"/>
    </style:style>
    <style:style style:name="T4" style:family="text">
      <style:text-properties style:font-name="Arial" style:font-name-asian="Arial1" style:font-name-complex="Arial1" fo:background-color="#ffffff"/>
    </style:style>
    <style:style style:name="T5" style:family="text">
      <style:text-properties style:font-name="Arial" fo:font-size="10pt" style:font-name-asian="Arial1" style:font-size-asian="10pt" style:font-name-complex="Arial1" style:font-size-complex="10pt"/>
    </style:style>
    <style:style style:name="T6" style:family="text">
      <style:text-properties style:font-name="Arial" fo:font-size="10pt" fo:font-weight="bold" style:font-name-asian="Arial1" style:font-size-asian="10pt" style:font-weight-asian="bold" style:font-name-complex="Arial1" style:font-size-complex="10pt"/>
    </style:style>
    <style:style style:name="T7" style:family="text">
      <style:text-properties fo:color="#232a34" style:font-name="Arial" fo:font-weight="bold" style:font-name-asian="Arial1" style:font-weight-asian="bold" style:font-name-complex="Arial1"/>
    </style:style>
    <style:style style:name="T8" style:family="text">
      <style:text-properties fo:color="#ff0000" style:font-name="Arial" fo:font-size="10pt" style:text-underline-style="solid" style:text-underline-width="auto" style:text-underline-color="font-color" fo:font-weight="bold" style:font-name-asian="Arial1" style:font-size-asian="10pt" style:font-weight-asian="bold"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3"><text:span text:style-name="T1">CONTRAT DE PRESTATIONS DE SERVICES</text:span></text:p>
      <text:p text:style-name="P1"/>
      <text:p text:style-name="P1"/>
      <text:p text:style-name="P4"><text:span text:style-name="T3">Entre les soussignés :</text:span></text:p>
      <text:p text:style-name="P2"/>
      <text:p text:style-name="P2"/>
      <text:p text:style-name="P7"><text:span text:style-name="T1">Nom de la société de transport / ou / commissionnaire de transport</text:span><text:span text:style-name="T4">, </text:span><text:span text:style-name="T3">Société au capital de <text:s text:c="6"/></text:span><text:span text:style-name="T1">xxx <text:s/></text:span><text:span text:style-name="T3">euros</text:span></text:p>
      <text:p text:style-name="P5"><text:span text:style-name="T3">Dont le siège social est situé à l’adresse : <text:s/></text:span><text:span text:style-name="T1">xxx</text:span></text:p>
      <text:p text:style-name="P9"/>
      <text:p text:style-name="P7"><text:span text:style-name="T3">Immatriculée au RCS de </text:span><text:span text:style-name="T1">xxx (lieu d’enregistrement) </text:span><text:span text:style-name="T3">sous le numéro Siret </text:span><text:span text:style-name="T7">xxx</text:span></text:p>
      <text:p text:style-name="P7"><text:span text:style-name="T3">Représenté en qualité de </text:span><text:span text:style-name="T1">Président(e)/ Gérant(e) </text:span><text:span text:style-name="T3"><text:s/>par</text:span><text:span text:style-name="T1"> Monsieur/ou </text:span><text:span text:style-name="T2">/Madame xxx</text:span></text:p>
      <text:p text:style-name="P10"/>
      <text:p text:style-name="P7"><text:span text:style-name="T3">Ci-après dénommée « le Client »</text:span></text:p>
      <text:p text:style-name="P9"/>
      <text:p text:style-name="P9"/>
      <text:p text:style-name="P4"><text:span text:style-name="T3">et </text:span></text:p>
      <text:p text:style-name="P2"/>
      <text:p text:style-name="P7"><text:span text:style-name="T1">Monsieur/ Madame domicilié(e) </text:span><text:span text:style-name="T3">au </text:span><text:span text:style-name="T1">xxx </text:span></text:p>
      <text:p text:style-name="P7"><text:soft-page-break/><text:span text:style-name="T3">Immatriculé</text:span><text:span text:style-name="T1">(e)</text:span><text:span text:style-name="T3"> au RCS de </text:span><text:span text:style-name="T1">xxx (lieu d’enregistrement) </text:span><text:span text:style-name="T3">sous le numéro Siret </text:span><text:span text:style-name="T7">xxx</text:span></text:p>
      <text:p text:style-name="P12"/>
      <text:p text:style-name="P7"><text:span text:style-name="T3"><text:s/></text:span><text:span text:style-name="T1">Ci-après dénommée « Le Prestataire »,</text:span></text:p>
      <text:p text:style-name="P12"/>
      <text:p text:style-name="P12"/>
      <text:p text:style-name="P7"><text:span text:style-name="T5">a été convenu ce qui suit : </text:span></text:p>
      <text:p text:style-name="P13"/>
      <text:p text:style-name="P7"><text:span text:style-name="T5">Le Client est une entreprise réalisant du</text:span><text:span text:style-name="T6"> transport de marchandises/voyage/commissionnaire transport</text:span><text:span text:style-name="T5">. </text:span></text:p>
      <text:p text:style-name="P7"><text:span text:style-name="T5">Dans le cadre de ses activités, il est amené à</text:span><text:span text:style-name="T6"> transporter diverses marchandises/ voyageurs</text:span><text:span text:style-name="T5"> pour le compte de ses clients.</text:span></text:p>
      <text:p text:style-name="P7"><text:span text:style-name="T5">Le Client a manifesté le souhait de faire appel à un prestataire externe afin d’assurer l’activité de transport de l’entreprise en toute conformité légale.</text:span></text:p>
      <text:p text:style-name="P7"><text:span text:style-name="T6">Monsieur/ Madame xxx </text:span><text:span text:style-name="T5"><text:s/>est titulaire du certificat de capacité professionnelle au </text:span><text:span text:style-name="T6">transport de marchandises par route / transport de personnes / commissionnaire en transport</text:span><text:span text:style-name="T5"> sous l’enregistrement <text:tab/></text:span><text:span text:style-name="T6">xxx<text:tab/></text:span><text:span text:style-name="T5"><text:tab/>(le </text:span><text:span text:style-name="T6">xx/xx/xxxx</text:span><text:span text:style-name="T5"> par le Préfet de la Région </text:span><text:span text:style-name="T6">xxx </text:span><text:span text:style-name="T5">), dont l’attestation figure en annexe 1.</text:span></text:p>
      <text:p text:style-name="P7"><text:span text:style-name="T5">Conformément à l’article 9-1-III du décret 99-752 du 30 août 1999 modifié et ses arrêtés d’application, le Client peut recourir à une personne physique externe en qualité de gestionnaire de transport pour satisfaire les exigences d’honorabilité et de capacité professionnelle.</text:span></text:p>
      <text:p text:style-name="P9"/>
      <text:p text:style-name="P9"/>
      <text:p text:style-name="P9"/>
      <text:p text:style-name="P7"><text:span text:style-name="T6">Article 1 – Objet du contrat</text:span></text:p>
      <text:p text:style-name="P7"><text:span text:style-name="T5">Le présent contrat détermine les conditions dans lesquelles le Prestataire a pour mission de diriger de manière effective et permanente pour le compte de la Société «</text:span><text:span text:style-name="T6">xxx</text:span><text:span text:style-name="T5"> » et ce, sans exclusivité, les activités suivantes : </text:span></text:p>
      <text:p text:style-name="P13"/>
      <text:p text:style-name="P7"><text:span text:style-name="T5">1) gérer l'entretien des véhicules ;</text:span></text:p>
      <text:p text:style-name="P7"><text:span text:style-name="T5">2) vérifier les contrats et les documents de transport ; </text:span></text:p>
      <text:p text:style-name="P7"><text:span text:style-name="T5">3) effectuer la comptabilité de base ;</text:span></text:p>
      <text:p text:style-name="P7"><text:soft-page-break/><text:span text:style-name="T5">4) affecter les chargements ou les services aux conducteurs et aux véhicules ; </text:span></text:p>
      <text:p text:style-name="P7"><text:span text:style-name="T5">5) vérifier les procédures en matière de sécurité. </text:span></text:p>
      <text:p text:style-name="P13"/>
      <text:p text:style-name="P7"><text:span text:style-name="T6">Article 2 – Devoirs du Prestataire</text:span></text:p>
      <text:p text:style-name="P7"><text:span text:style-name="T5">Le Prestataire déclare avoir toutes les compétences nécessaires pour réaliser les missions qui lui sont affairées.</text:span></text:p>
      <text:p text:style-name="P7"><text:span text:style-name="T5">Le Prestataire déclare satisfaire aux conditions d’honorabilité et de capacités professionnelles liées à son activité.</text:span></text:p>
      <text:p text:style-name="P7"><text:span text:style-name="T5">Le Prestataire mettra tout en œuvre pour informer, et organiser le transport chez son client, et ne sera aucunement responsable si celui-ci ne respecte pas les instructions communiquées.</text:span></text:p>
      <text:p text:style-name="P13"/>
      <text:p text:style-name="P7"><text:span text:style-name="T5">Conformément à la réglementation en vigueur, le Prestataire déclare satisfaire à la double condition d’exercer son activité de gestionnaire de transport dans deux entreprises dans la limite de 20 véhicules.</text:span></text:p>
      <text:p text:style-name="P13"/>
      <text:p text:style-name="P7"><text:span text:style-name="T6">Article 3 - Indépendance des parties</text:span></text:p>
      <text:p text:style-name="P7"><text:span text:style-name="T5">Les parties déclarent et reconnaissent qu’elles sont et demeureront, pendant toute la durée de présent contrat, des partenaires commerciaux et professionnels indépendants, assurant chacune les risques et les frais de sa propre exploitation.</text:span></text:p>
      <text:p text:style-name="P7"><text:span text:style-name="T5">Le Prestataire, entrepreneur indépendant, n’étant ni une filiale, ni une succursale du Client, agit en son nom et sous la seule sa responsabilité dans ses rapports avec les tiers. Le Prestataire ne peut donc en aucune manière engager la responsabilité du Client du fait de son exploitation commerciale.</text:span></text:p>
      <text:p text:style-name="P7"><text:span text:style-name="T5">Le Prestataire exerce sans aucun lien de subordination vis-à-vis du Client.</text:span></text:p>
      <text:p text:style-name="P7"><text:span text:style-name="T5">Le Prestataire est libre de la gestion de ses honoraires et de son emploi du temps sans une obligation de présence dans les locaux du Client. L’article 4 de l’arrêté du 28 décembre 2011 relatif aux gestionnaires de transport prévoit également que chaque entreprise fournit les éléments relatifs à son organisation et permettant de vérifier que le gestionnaire de transport possède les moyens d’intervenir à tout moment et d’assurer réellement et en permanence ses missions malgré son éventuel éloignement.<text:tab/></text:span></text:p>
      <text:p text:style-name="P13"/>
      <text:p text:style-name="P7"><text:span text:style-name="T6">Article 4 – Obligation du client</text:span></text:p>
      <text:p text:style-name="P7"><text:span text:style-name="T5">Le Client s’engage à communiquer toutes les informations et documents indispensables à la bonne réalisation des prestations où susceptibles d’en faciliter.</text:span></text:p>
      <text:p text:style-name="P7"><text:span text:style-name="T5">Le Client s’oblige à répondre à toute demande de renseignement du Prestataire, et ce dans les meilleurs délais.</text:span></text:p>
      <text:p text:style-name="P15"/>
      <text:p text:style-name="P7"><text:span text:style-name="T6">Articles 5 – Conditions financières</text:span></text:p>
      <text:p text:style-name="P7"><text:soft-page-break/><text:span text:style-name="T5">La rémunération pour les prestations est défini selon :</text:span></text:p>
      <text:p text:style-name="P13"/>
      <text:p text:style-name="P15"/>
      <text:p text:style-name="P7"><text:span text:style-name="T6">xxx €/mois </text:span></text:p>
      <text:p text:style-name="P15"/>
      <text:p text:style-name="P7"><text:span text:style-name="T8">(Nota bene tout contrat inférieur à 850€ /mois déposé à la DREAL PACA se vera refusé) Annotation à supprimer</text:span></text:p>
      <text:p text:style-name="P15"/>
      <text:p text:style-name="P13"/>
      <text:p text:style-name="P7"><text:span text:style-name="T6">Article 6 – Responsabilité</text:span></text:p>
      <text:p text:style-name="P7"><text:span text:style-name="T5">Le Prestataire est soumis à une obligation de moyen.</text:span></text:p>
      <text:p text:style-name="P7"><text:span text:style-name="T5">Le Prestataire reconnaît être responsable des fautes de nature civile et pénale commises dans le cadre de sa mission notamment le non-respect de la réglementation applicable en matière de transport de</text:span><text:span text:style-name="T6"> marchandises/ voyageurs/ commissionnaire en transport </text:span><text:span text:style-name="T5"><text:s/>(temps de conduite), de sécurité routière (capacité chargement), du droit social ainsi que des fautes dans sa gestion. A ce titre, il reconnaît être responsable des fautes que pourraient commettre les préposés sous ses ordres.</text:span></text:p>
      <text:p text:style-name="P7"><text:span text:style-name="T5">Mais ne sera aucunement tenu responsable lorsque son Client ne tiendra pas en considération ses ordres et informations.</text:span></text:p>
      <text:p text:style-name="P13"/>
      <text:p text:style-name="P7"><text:span text:style-name="T6">Article 7 – Durée du contrat</text:span></text:p>
      <text:p text:style-name="P7"><text:span text:style-name="T5">Le présent contrat prendra effet à compter de </text:span><text:span text:style-name="T6">son démarrage d’activité / ou / date xx/xx/xxxx</text:span><text:span text:style-name="T5"> pour une durée indéterminée.</text:span></text:p>
      <text:p text:style-name="P13"/>
      <text:p text:style-name="P7"><text:span text:style-name="T6">Article 8 – Résiliation anticipée</text:span></text:p>
      <text:p text:style-name="P7"><text:span text:style-name="T5">Le présent contrat pourra être résilié par lettre recommandée</text:span><text:span text:style-name="T6"> un mois/ ou/ autre valeur</text:span><text:span text:style-name="T5"> avant la date dudit arrêt de contrat, par l’une ou l'autre partie en cas d’inexécution de l’une quelconque des obligations y figurant ou inhérentes à l’activité.</text:span></text:p>
      <text:p text:style-name="P7"><text:span text:style-name="T5">La résiliation anticipée interviendra </text:span><text:span text:style-name="T6">un mois/ ou/ autre valeur</text:span><text:span text:style-name="T5"> après mise en demeure signifiée par lettre recommandée avec accusé de réception à la partie défaillante, indiquant l’intention de faire application de la présente clause.</text:span></text:p>
      <text:p text:style-name="P13"/>
      <text:p text:style-name="P7"><text:span text:style-name="T6">Article 9 – Conséquence de la cessation des relations</text:span></text:p>
      <text:p text:style-name="P7"><text:soft-page-break/><text:span text:style-name="T5">Les parties s’engagent, pour quelques raisons que ce soient, à restituer tous les documents et autres transmis à l’autre partie pour la réalisation de l’objet du présent contrat.</text:span></text:p>
      <text:p text:style-name="P7"><text:span text:style-name="T5">Le Client s’engage également à régler immédiatement toutes les sommes non contestées au Prestataire au titre du présent contrat.</text:span></text:p>
      <text:p text:style-name="P7"><text:span text:style-name="T5">Le Prestataire s’engage à fournir l’ensemble des informations sur l’activité afin que le client puisse assurer la continuité de l’activité.</text:span></text:p>
      <text:p text:style-name="P13"/>
      <text:p text:style-name="P7"><text:span text:style-name="T6">Article 10 – Non concurrence</text:span></text:p>
      <text:p text:style-name="P7"><text:span text:style-name="T5">Le Prestataire s’interdit d’utiliser les informations collectées sur son client auprès de la concurrence.</text:span></text:p>
      <text:p text:style-name="P13"/>
      <text:p text:style-name="P7"><text:span text:style-name="T6">Article 11 – Transmission ou cession</text:span></text:p>
      <text:p text:style-name="P7"><text:span text:style-name="T5">Le présent contrat est conclu intuitu personae, le Prestataire ne peut céder ou transférer, de quelques manières que ce soit les droits et obligations en résultant, sans l’accord exprès, préalable et écrit de son Client.</text:span></text:p>
      <text:p text:style-name="P13"/>
      <text:p text:style-name="P7"><text:span text:style-name="T6">Article 12 – Renonciation temporaire à un droit</text:span></text:p>
      <text:p text:style-name="P7"><text:span text:style-name="T5">Le fait pour l’une des parties de ne pas exercer en une ou plusieurs occasions les droits, options, réclamations ou actions que lui réserve, le présent contrat ne pourra être interprété comme un abandon ou un refus de se prévaloir dudit droit, d’exercer ladite option, de formuler ladite réclamation ou d’exercer ladite action.</text:span></text:p>
      <text:p text:style-name="P13"/>
      <text:p text:style-name="P7"><text:span text:style-name="T6">Article 14 – Nullité partielle</text:span></text:p>
      <text:p text:style-name="P7"><text:span text:style-name="T5">L’annulation de l’une des stipulations du présent contrat n'entraînera pas l’annulation de celui-ci dans son ensemble, que pour autant que la stipulation litigieuse puisse être considérée, dans l’esprit des parties, comme substantielle et déterminante, et que son annulation remette en cause l’équilibre générale de la convention.</text:span></text:p>
      <text:p text:style-name="P7"><text:span text:style-name="T5">En cas d’annulation d’une des stipulations du présent contrat, considérée comme non substantielle, les parties s’efforceront de négocier une clause équivalente.</text:span></text:p>
      <text:p text:style-name="P15"/>
      <text:p text:style-name="P15"/>
      <text:p text:style-name="P15"/>
      <text:p text:style-name="P7"><text:span text:style-name="T6">Article 15 – Intégralité du contrat</text:span></text:p>
      <text:p text:style-name="P7"><text:span text:style-name="T5">Le présent contrat exprime l’intégralité des obligations des parties, annule et remplace tout accord, correspondance ou écrits antérieurs.</text:span></text:p>
      <text:p text:style-name="P7"><text:soft-page-break/><text:span text:style-name="T5">Toute modification éventuelle du présent contrat fera l’objet d’un avenant signé des parties.</text:span></text:p>
      <text:p text:style-name="P13"/>
      <text:p text:style-name="P7"><text:span text:style-name="T6">Article 16 – Droit applicable – Litige</text:span></text:p>
      <text:p text:style-name="P7"><text:span text:style-name="T5">Le droit applicable au présent contrat est le droit français.</text:span></text:p>
      <text:p text:style-name="P7"><text:span text:style-name="T5">Il a été convenu qu’en cas de contestation entre les parties, à l’occasion de la formation, de l’interprétation ou de l’exécution des missions et/ou du présent contrat, et à défaut de solution amiable, le litige sera porté devant la juridiction du siège social de la société le Client </text:span><text:span text:style-name="T6">« xxx ».</text:span></text:p>
      <text:p text:style-name="P14"/>
      <text:p text:style-name="P14"/>
      <text:p text:style-name="P14"/>
      <text:p text:style-name="P6"><text:span text:style-name="T6">Fait à xxx</text:span></text:p>
      <text:p text:style-name="P6"><text:span text:style-name="T6">Le xx/xx/xxxx</text:span></text:p>
      <text:p text:style-name="P14"/>
      <text:p text:style-name="P6"><text:span text:style-name="T6">En deux originaux</text:span></text:p>
      <text:p text:style-name="P6"><text:span text:style-name="T6">Dont un exemplaire remis à chacune des parties.</text:span></text:p>
      <text:p text:style-name="P11"/>
      <text:p text:style-name="P11"/>
      <text:p text:style-name="P6"><text:span text:style-name="T3">Le Client : la Société <text:tab/><text:tab/><text:tab/><text:tab/><text:tab/><text:tab/>Le Prestataire :</text:span></text:p>
      <text:p text:style-name="P8"/>
      <text:p text:style-name="P6"><text:span text:style-name="T6">La Société xxx<text:tab/></text:span><text:span text:style-name="T5"><text:tab/></text:span><text:span text:style-name="T1"><text:tab/><text:tab/><text:tab/><text:tab/><text:tab/></text:span></text:p>
      <text:p text:style-name="P6"><text:span text:style-name="T3">Représentée par son Président(e)/Gérant(e)</text:span><text:span text:style-name="T1"><text:tab/><text:tab/><text:tab/>Mr/Mme xxx</text:span></text:p>
      <text:p text:style-name="P6"><text:span text:style-name="T1">Mr </text:span><text:span text:style-name="T2">/ Mme</text:span></text:p>
      <text:p text:style-name="P6"><text:span text:style-name="T1">« lu et approuvé »<text:tab/><text:tab/><text:tab/><text:tab/><text:tab/><text:tab/>« lu et approuvé »</text:span></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7</text:page-number><text:tab/><text:tab/><text:tab/><text:tab/><text:tab/><text:tab/><text:tab/><text:tab/><text:tab/>Parapher____________________________________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79" meta:word-count="1286" meta:character-count="8453" meta:non-whitespace-character-count="7179"/>
    <meta:generator>LibreOfficeDev/6.0.5.2$Linux_X86_64 LibreOffice_project/</meta:generator>
  </office:meta>
</office:document-meta>
</file>